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396B65196F0C932DEAF.jpg" manifest:media-type="image/jpeg"/>
  <manifest:file-entry manifest:full-path="Pictures/10000000000004C800000396BFC6FC643430B4CC.jpg" manifest:media-type="image/jpeg"/>
  <manifest:file-entry manifest:full-path="Pictures/10000000000004C800000396E9FC88D18D8997E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06041b"/>
    </style:style>
    <style:style style:name="P2" style:family="paragraph" style:parent-style-name="Standard">
      <style:text-properties officeooo:paragraph-rsid="00060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1" text:anchor-type="char" svg:width="6.6929in" svg:height="5.0193in" draw:z-index="0"><draw:image xlink:href="Pictures/10000000000004C800000396E9FC88D18D8997E3.jpg" xlink:type="simple" xlink:show="embed" xlink:actuate="onLoad" loext:mime-type="image/jpeg"/></draw:frame><draw:frame draw:style-name="fr2" draw:name="Image2" text:anchor-type="char" svg:width="6.6929in" svg:height="5.0193in" draw:z-index="1"><draw:image xlink:href="Pictures/10000000000004C800000396BFC6FC643430B4CC.jpg" xlink:type="simple" xlink:show="embed" xlink:actuate="onLoad" loext:mime-type="image/jpeg"/></draw:frame><text:s text:c="5"/></text:p>
      <text:p text:style-name="Standard"/>
      <text:p text:style-name="Standard"/>
      <text:p text:style-name="Standard"><draw:frame draw:style-name="fr1" draw:name="Image3" text:anchor-type="char" svg:x="-0.2398in" svg:y="0.8744in" svg:width="6.6929in" svg:height="5.0193in" draw:z-index="2"><draw:image xlink:href="Pictures/10000000000004C800000396BFC6FC643430B4CC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4" text:anchor-type="char" svg:width="6.6929in" svg:height="5.0193in" draw:z-index="3"><draw:image xlink:href="Pictures/10000000000004C800000396E9FC88D18D8997E3.jpg" xlink:type="simple" xlink:show="embed" xlink:actuate="onLoad" loext:mime-type="image/jpeg"/></draw:frame><draw:frame draw:style-name="fr1" draw:name="Image5" text:anchor-type="char" svg:x="-0.302in" svg:y="5.4799in" svg:width="6.6929in" svg:height="5.0193in" draw:z-index="4"><draw:image xlink:href="Pictures/10000000000004C800000396B65196F0C932DEAF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06041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4:05:52.954507387</meta:creation-date>
    <dc:date>2021-03-01T14:12:59.781528871</dc:date>
    <meta:editing-duration>PT7M8S</meta:editing-duration>
    <meta:editing-cycles>1</meta:editing-cycles>
    <meta:document-statistic meta:table-count="0" meta:image-count="5" meta:object-count="0" meta:page-count="3" meta:paragraph-count="2" meta:word-count="1" meta:character-count="6" meta:non-whitespace-character-count="1"/>
    <meta:generator>LibreOffice/6.4.6.2$Linux_X86_64 LibreOffice_project/40$Build-2</meta:generator>
  </office:meta>
</office:document-meta>
</file>